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Proxima Nova Alt Rg" svg:font-family="'Proxima Nova Alt Rg'" style:font-adornments="Regular" style:font-pitch="variable"/>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style:font-name="Constantia" fo:font-style="italic" style:font-style-asian="italic" style:font-style-complex="italic"/>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VC Overview</text:p>
      <text:p text:style-name="Standard"/>
      <text:p text:style-name="Standard">Under the standard development recommended by Goggle in the use of Fragments to simplify some of the key architecture limits I have developed a generic Model View Controller that allows to have simple Activities and relaying the complex data management code to a flexible and configuration new class called DataSource.</text:p>
      <text:p text:style-name="Standard"/>
      <text:p text:style-name="Standard">The general Android application flow starts with an Activity. The Activity selected the layut to be used on its onCreate method and from this point on it creates one or more Fragments that are inserted on the layout or that this layout instantiates from is own XML code.</text:p>
      <text:p text:style-name="Standard"/>
      <text:p text:style-name="Standard">Both Activity and Fragment should the be aware of the different items contained on their respective layouts. Most of the code then goes to the Fragment that will instantiate all the layout contents and then get their references to make them accesible to the rest of the code.</text:p>
      <text:p text:style-name="Standard"/>
      <text:p text:style-name="Standard">In a common implementation of a list rendering we have the next items:</text:p>
      <text:p text:style-name="Standard">activity_layout – defines a Fragment or a container where to store the Fragment programmatically.</text:p>
      <text:p text:style-name="Standard">fragment_layout – defines the ListView container to get the list of contents to render.</text:p>
      <text:p text:style-name="CodeInline">MyActivity – instantiates the <text:span text:style-name="T1">activity_layout</text:span> and inserts the MyFragment. With this the role of the Activity is finished.</text:p>
      <text:p text:style-name="CodeInline">MyFragment – instantiates the layout, gets a reference to the ListView and with the help of an Adapter connect the list of data to the ListView. Any change on the list of data will then geneate a new render that will use the Adapter to call one by one to the elements of the list to generate the view to be used on the list.</text:p>
      <text:p text:style-name="CodeInline"/>
      <text:p text:style-name="CodeInline">Generalization this: we have a data provider (<text:span text:style-name="T2">Model</text:span>) that generates a model of the data to be added to a single level linear list. The conversion from the Model to the View is performed by the Adapter that generates a View from each Model instance. This is requested by the ListView when rendering or when it detects that should render again the contents. This is the <text:span text:style-name="T2">View</text:span>.</text:p>
      <text:p text:style-name="CodeInline"/>
      <text:p text:style-name="Standard">So the Android MVC library just creates a framework code that allows any type of <text:span text:style-name="T2">Model System</text:span>, be it a list, a hierachy a graph or any internal code data representation to be converted to a unidimensianal list that represents an specific point in time representation of this model system. During the conversion from Model to List we also transform every model node into a <text:span text:style-name="T2">Controller Part</text:span> depending of any application required logic and that is performed at the <text:span text:style-name="T2">Part Factory</text:span>. So the Part Factory will generate a controller that knows the model instance and that is specifically constructed for this particular instance. By example we can generate two different Parts from the same model depending on some instance field. Or we can use a different Part Factory to generate parts for the same model instance depending on the Fragment where we need to render them (the variant approach).</text:p>
      <text:p text:style-name="Standard">The second step of the transformation process is to generate the <text:span text:style-name="T2">View</text:span> to represent the Model. This uses also the variant name on the Part to generate the right <text:span text:style-name="T2">Renderer</text:span> instance that is the element that knows about the layout, the graphical items to tie to the model data and their representation.</text:p>
      <text:p text:style-name="Standard"/>
      <text:p text:style-name="Standard">ACTIVITY DETAILS</text:p>
      <text:p text:style-name="Standard">AbstractPagerActivity</text:p>
      <text:p text:style-name="Standard">This class extends the bare android Activity. Defines the ActionBar and instantiates the layout. The generic layout for any of the MVC activities contains 3 key elements. A background image container that defines the full background of the activity, the <text:span text:style-name="T2">ActionBar</text:span> <text:soft-page-break/>that is defined on the applications styles and that it is made visible by default and the <text:span text:style-name="T2">ViewPager</text:span> container that will hold the fragments. This allows for a generic activity that will be able to contain different pages and with the feature to allow to slide to them without changing the activity. The different pages will be shown by a circle page indicator if more that one page is present. Only two of them are accesible to other implemetations, the Background and the ActionBar.</text:p>
      <text:p text:style-name="Standard"/>
      <text:p text:style-name="Standard">So at the creation step we only should have to generate the Fragments and add them to the pager. This is the functionality for the addPage public method.</text:p>
      <text:p text:style-name="Standard"/>
      <text:p text:style-name="Standard"/>
      <text:p text:style-name="Standard"/>
      <text:p text:style-name="Standard">The <text:span text:style-name="T2">Header</text:span> where the developer can insert model or part nodes that will not scroll with the page contents, the <text:span text:style-name="T2">Page Indicator</text:span> that will show up when the Activity declares more than a page and that allows the user to know on which page we are located, the loading <text:span text:style-name="T2">Progress</text:span> that will be visible while the contents of the view are being genrated and processed and finally the <text:span text:style-name="T2">ListView</text:span> where the model is going to be render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Proxima Nova Alt Rg" svg:font-family="'Proxima Nova Alt Rg'" style:font-adornments="Regular" style:font-pitch="variable"/>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roxima Nova Alt Rg"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deInline" style:family="paragraph" style:parent-style-name="Standard"/>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6M19S</meta:editing-duration>
    <meta:editing-cycles>8</meta:editing-cycles>
    <meta:generator>OpenOffice/4.1.4$Win32 OpenOffice.org_project/414m5$Build-9788</meta:generator>
    <dc:date>2018-03-14T18:26:46.27</dc:date>
    <dc:creator>Adam Antinoo</dc:creator>
    <meta:document-statistic meta:table-count="0" meta:image-count="0" meta:object-count="0" meta:page-count="2" meta:paragraph-count="17" meta:word-count="773" meta:character-count="4485"/>
    <meta:user-defined meta:name="Info 1"/>
    <meta:user-defined meta:name="Info 2"/>
    <meta:user-defined meta:name="Info 3"/>
    <meta:user-defined meta:name="Info 4"/>
  </office:meta>
</office:document-meta>
</file>